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740a1" officeooo:paragraph-rsid="001740a1"/>
    </style:style>
    <style:style style:name="P2" style:family="paragraph" style:parent-style-name="Text_20_body">
      <style:text-properties officeooo:rsid="002812c6" officeooo:paragraph-rsid="002812c6"/>
    </style:style>
    <style:style style:name="P3" style:family="paragraph" style:parent-style-name="Text_20_body">
      <style:text-properties officeooo:rsid="002812c6" officeooo:paragraph-rsid="0028cf65"/>
    </style:style>
    <style:style style:name="P4" style:family="paragraph" style:parent-style-name="Text_20_body" style:list-style-name="L1">
      <style:text-properties officeooo:rsid="001740a1" officeooo:paragraph-rsid="001740a1"/>
    </style:style>
    <style:style style:name="P5" style:family="paragraph" style:parent-style-name="Text_20_body" style:list-style-name="L1">
      <style:text-properties officeooo:rsid="001740a1" officeooo:paragraph-rsid="002365cc"/>
    </style:style>
    <style:style style:name="P6" style:family="paragraph" style:parent-style-name="Text_20_body" style:list-style-name="L1">
      <style:text-properties officeooo:rsid="002365cc" officeooo:paragraph-rsid="002365cc"/>
    </style:style>
    <style:style style:name="P7" style:family="paragraph" style:parent-style-name="Text_20_body" style:list-style-name="L1">
      <style:text-properties officeooo:rsid="0021be24" officeooo:paragraph-rsid="0021be24"/>
    </style:style>
    <style:style style:name="P8" style:family="paragraph" style:parent-style-name="Text_20_body" style:list-style-name="L1">
      <style:text-properties officeooo:rsid="0020a435" officeooo:paragraph-rsid="0020a435"/>
    </style:style>
    <style:style style:name="P9" style:family="paragraph" style:parent-style-name="Text_20_body" style:list-style-name="L1">
      <style:text-properties officeooo:rsid="001c92f2" officeooo:paragraph-rsid="001c92f2"/>
    </style:style>
    <style:style style:name="P10" style:family="paragraph" style:parent-style-name="Text_20_body" style:list-style-name="L1">
      <style:text-properties officeooo:rsid="001dc152" officeooo:paragraph-rsid="002365cc"/>
    </style:style>
    <style:style style:name="P11" style:family="paragraph" style:parent-style-name="Text_20_body" style:list-style-name="L1">
      <style:text-properties style:text-underline-style="none" officeooo:rsid="002365cc" officeooo:paragraph-rsid="002365cc"/>
    </style:style>
    <style:style style:name="P12" style:family="paragraph" style:parent-style-name="Text_20_body" style:list-style-name="L1">
      <style:text-properties style:text-underline-style="none" officeooo:rsid="0019f190" officeooo:paragraph-rsid="0025535d"/>
    </style:style>
    <style:style style:name="P13" style:family="paragraph" style:parent-style-name="Text_20_body" style:list-style-name="L1">
      <style:text-properties style:text-underline-style="none" officeooo:rsid="001b86a2" officeooo:paragraph-rsid="001b86a2"/>
    </style:style>
    <style:style style:name="P14" style:family="paragraph" style:parent-style-name="Text_20_body" style:list-style-name="L1">
      <style:text-properties style:text-underline-style="none" officeooo:rsid="001c92f2" officeooo:paragraph-rsid="001c92f2"/>
    </style:style>
    <style:style style:name="P15" style:family="paragraph" style:parent-style-name="Text_20_body" style:list-style-name="L1">
      <style:text-properties style:text-underline-style="none" officeooo:rsid="0028cf65" officeooo:paragraph-rsid="0028cf65"/>
    </style:style>
    <style:style style:name="P16" style:family="paragraph" style:parent-style-name="Text_20_body" style:list-style-name="L1">
      <style:text-properties style:text-underline-style="none" officeooo:rsid="00312e48" officeooo:paragraph-rsid="00312e48"/>
    </style:style>
    <style:style style:name="P17" style:family="paragraph" style:parent-style-name="Text_20_body" style:list-style-name="L2">
      <style:text-properties officeooo:paragraph-rsid="0028cf65"/>
    </style:style>
    <style:style style:name="P18" style:family="paragraph" style:parent-style-name="Text_20_body" style:list-style-name="L2">
      <style:text-properties officeooo:rsid="0028cf65" officeooo:paragraph-rsid="0028cf65"/>
    </style:style>
    <style:style style:name="P19" style:family="paragraph" style:parent-style-name="Text_20_body" style:list-style-name="L2">
      <style:text-properties fo:font-style="normal" officeooo:rsid="0028cf65" officeooo:paragraph-rsid="0028cf65" style:font-style-asian="normal" style:font-style-complex="normal"/>
    </style:style>
    <style:style style:name="P20" style:family="paragraph" style:parent-style-name="Text_20_body" style:list-style-name="L3">
      <style:text-properties officeooo:rsid="00312e48" officeooo:paragraph-rsid="00312e48"/>
    </style:style>
    <style:style style:name="P21" style:family="paragraph" style:parent-style-name="Text_20_body" style:list-style-name="L3">
      <style:text-properties officeooo:rsid="00341001" officeooo:paragraph-rsid="00341001"/>
    </style:style>
    <style:style style:name="P22" style:family="paragraph" style:parent-style-name="Text_20_body" style:list-style-name="L3">
      <style:text-properties officeooo:rsid="003458ad" officeooo:paragraph-rsid="003458ad"/>
    </style:style>
    <style:style style:name="P23" style:family="paragraph" style:parent-style-name="Text_20_body" style:list-style-name="L3">
      <style:text-properties officeooo:rsid="003458ad" officeooo:paragraph-rsid="00347143"/>
    </style:style>
    <style:style style:name="P24" style:family="paragraph" style:parent-style-name="Text_20_body" style:list-style-name="L3">
      <style:text-properties officeooo:rsid="00347143" officeooo:paragraph-rsid="00347143"/>
    </style:style>
    <style:style style:name="P25" style:family="paragraph" style:parent-style-name="Text_20_body" style:list-style-name="L3">
      <style:text-properties officeooo:rsid="0034c325" officeooo:paragraph-rsid="0034c325"/>
    </style:style>
    <style:style style:name="P26" style:family="paragraph" style:parent-style-name="Heading_20_1">
      <style:text-properties officeooo:rsid="0018b244" officeooo:paragraph-rsid="0018b244"/>
    </style:style>
    <style:style style:name="P27" style:family="paragraph" style:parent-style-name="Heading_20_1">
      <style:text-properties officeooo:rsid="002812c6" officeooo:paragraph-rsid="002812c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42562"/>
    </style:style>
    <style:style style:name="T4" style:family="text">
      <style:text-properties style:text-underline-style="none" officeooo:rsid="0021be24"/>
    </style:style>
    <style:style style:name="T5" style:family="text">
      <style:text-properties style:text-underline-style="none" officeooo:rsid="002d24c8"/>
    </style:style>
    <style:style style:name="T6" style:family="text">
      <style:text-properties style:text-underline-style="none" officeooo:rsid="0034c325"/>
    </style:style>
    <style:style style:name="T7" style:family="text">
      <style:text-properties style:text-underline-style="none" officeooo:rsid="0034f89e"/>
    </style:style>
    <style:style style:name="T8" style:family="text">
      <style:text-properties officeooo:rsid="001c92f2"/>
    </style:style>
    <style:style style:name="T9" style:family="text">
      <style:text-properties officeooo:rsid="001dc152"/>
    </style:style>
    <style:style style:name="T10" style:family="text">
      <style:text-properties officeooo:rsid="001fb481"/>
    </style:style>
    <style:style style:name="T11" style:family="text">
      <style:text-properties officeooo:rsid="0025535d"/>
    </style:style>
    <style:style style:name="T12" style:family="text">
      <style:text-properties officeooo:rsid="0026cb38"/>
    </style:style>
    <style:style style:name="T13" style:family="text">
      <style:text-properties fo:color="#006699" fo:font-weight="bold" officeooo:rsid="0025535d" style:font-weight-asian="bold" style:font-weight-complex="bold"/>
    </style:style>
    <style:style style:name="T14" style:family="text">
      <style:text-properties fo:color="#006699" fo:font-weight="bold" officeooo:rsid="002812c6" style:font-weight-asian="bold" style:font-weight-complex="bold"/>
    </style:style>
    <style:style style:name="T15" style:family="text">
      <style:text-properties officeooo:rsid="002812c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812c6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812c6" style:font-style-asian="normal" style:font-style-complex="normal"/>
    </style:style>
    <style:style style:name="T20" style:family="text">
      <style:text-properties fo:font-style="normal" officeooo:rsid="0028cf65" style:font-style-asian="normal" style:font-style-complex="normal"/>
    </style:style>
    <style:style style:name="T21" style:family="text">
      <style:text-properties officeooo:rsid="002a4c05"/>
    </style:style>
    <style:style style:name="T22" style:family="text">
      <style:text-properties officeooo:rsid="002e60fb"/>
    </style:style>
    <style:style style:name="T23" style:family="text">
      <style:text-properties officeooo:rsid="00312e48"/>
    </style:style>
    <style:style style:name="T24" style:family="text">
      <style:text-properties officeooo:rsid="00326a8b"/>
    </style:style>
    <style:style style:name="T25" style:family="text">
      <style:text-properties officeooo:rsid="00341001"/>
    </style:style>
    <style:style style:name="T26" style:family="text">
      <style:text-properties style:text-underline-style="solid" style:text-underline-type="double" style:text-underline-width="auto" style:text-underline-color="font-color"/>
    </style:style>
    <style:style style:name="T27" style:family="text">
      <style:text-properties officeooo:rsid="003458ad"/>
    </style:style>
    <style:style style:name="T28" style:family="text">
      <style:text-properties officeooo:rsid="00347143"/>
    </style:style>
    <style:style style:name="T29" style:family="text">
      <style:text-properties officeooo:rsid="0035aa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or Application Testing Notes</text:p>
      <text:h text:style-name="P26" text:outline-level="1">Starting from scratch</text:h>
      <text:list xml:id="list4952771534913565157" text:style-name="L1">
        <text:list-item>
          <text:p text:style-name="P4">Installed Koha and created a site named 'donortest'.</text:p>
        </text:list-item>
        <text:list-item>
          <text:p text:style-name="P6">Changed /etc/koha/sites/donortest/koha-conf.xml to set &lt;enable plugins&gt; to 1 and Koha administration → Global system preferences → Enhanced contents → Plugins: UseKohaPlugins to Enable.</text:p>
        </text:list-item>
        <text:list-item>
          <text:p text:style-name="P7">Install via sudo apt-get gcc</text:p>
        </text:list-item>
        <text:list-item>
          <text:p text:style-name="P8">Use cpan to install:<text:line-break/>Spreadsheet::<text:span text:style-name="T22">Read</text:span><text:line-break/>DateTime::Format::Excel<text:line-break/>Excel::Writer::XLSX<text:line-break/>Lingua::EN::MatchNames<text:line-break/>String::Similarity<text:line-break/><text:a xlink:type="simple" xlink:href="data::Dumper::Concise" text:style-name="Internet_20_link" text:visited-style-name="Visited_20_Internet_20_Link"><text:span text:style-name="T4">Data::Dumper::Concis</text:span></text:a><text:a xlink:type="simple" xlink:href="data::Dumper::Concise" text:style-name="Internet_20_link" text:visited-style-name="Visited_20_Internet_20_Link">e</text:a><text:span text:style-name="T5"><text:line-break/>Spreadsheet::ReadSXC <text:s/>(If you plan to use open document format .ods)</text:span></text:p>
        </text:list-item>
        <text:list-item>
          <text:p text:style-name="P6">Tools → Tool Plugins → Upload a plugin and select donorapp.kpz</text:p>
        </text:list-item>
        <text:list-item>
          <text:p text:style-name="P6">Once the Donor Application shows up, click on <text:span text:style-name="T1">Configure</text:span><text:span text:style-name="T2"> and upload </text:span><text:span text:style-name="T3">Sample-QB-Income-accounts.xlsx.</text:span></text:p>
        </text:list-item>
        <text:list-item>
          <text:p text:style-name="P4">Added a patron category, code='BUS', description='Business' , type='Organization' for 'All branches' <text:span text:style-name="T8">and code='FUND' description='donor fund', type='Organization' for 'All branches'.</text:span></text:p>
        </text:list-item>
        <text:list-item>
          <text:p text:style-name="P9">New/updated patrons, <text:span text:style-name="T9">all with password of 'koha'.</text:span></text:p>
          <text:p text:style-name="P10">Koha Admin<text:tab/><text:tab/><text:tab/>userid=admin, super librarian<text:line-break/>Development Dire<text:span text:style-name="T12">c</text:span>tor<text:tab/>userid=test, super librarian<text:line-break/>Dev Team<text:tab/><text:tab/><text:tab/>userid=DevTeam, catalogue, tools—view system logs,<text:line-break/><text:tab/><text:tab/><text:tab/><text:tab/>plugins—tool<text:line-break/><text:span text:style-name="T10">PDQ Employee Matching Fund<text:tab/>userid=pdqfund, category=FUND</text:span><text:line-break/>(FIXME: <text:line-break/><text:span text:style-name="T10">T</text:span>here must be at least one sub-permission of tools or reports in order to get at the plugin<text:line-break/><text:span text:style-name="T10">Branch codes are meaningless for funds or other organizations which give to the library as a whole rather than one branch</text:span>). <text:line-break/></text:p>
        </text:list-item>
        <text:list-item>
          <text:p text:style-name="P5">Added new authorized value 'SCODE'</text:p>
          <text:p text:style-name="P4">BOD<text:tab/> Board Member,<text:line-break/><text:soft-page-break/>IKD <text:tab/>In-kind donor<text:line-break/>DON<text:tab/>Major donor<text:line-break/>xBOD<text:tab/>Previous board member<text:line-break/>PROS<text:tab/>Prospect<text:line-break/>PR<text:tab/>Public Relations<text:line-break/>VOL<text:tab/>Volunteer </text:p>
        </text:list-item>
        <text:list-item>
          <text:p text:style-name="P4">Added patron attribute types:</text:p>
          <text:p text:style-name="P4">FAMILY<text:tab/>Family member value is <text:span text:style-name="T1">card number</text:span><text:span text:style-name="T2"> of others in family, multiple OK<text:line-break/>MAIL<text:tab/><text:tab/>OK to mail, value is YES_NO, multiple no<text:line-break/>PUBLISH<text:tab/>OK to publish, value is YES_NO, multiple no<text:line-break/>SELECT<text:tab/>Selection codes, value is SCODE, multiple OK</text:span></text:p>
        </text:list-item>
        <text:list-item>
          <text:p text:style-name="P11">Added Joey and Sam Ballard to Ronnie Ballard's family <text:span text:style-name="T21">and gave her an alternate address.</text:span></text:p>
        </text:list-item>
        <text:list-item>
          <text:p text:style-name="P12">Koha administration → Global system preferences → Staff Client . Edit IntranetNav to <text:line-break/>“&lt;li&gt;&lt;a href='<text:span text:style-name="T11">http://</text:span><text:span text:style-name="T13">donortest-intra.machine1.emelan</text:span><text:span text:style-name="T11">/cgi-bin/koha/plugins/run.pl?class=Koha::Plugin::DonorApp&amp;method=tool</text:span>'&gt;Donor Application&lt;/a&gt;&lt;/li&gt;”<text:line-break/><text:span text:style-name="T15">Where </text:span><text:span text:style-name="T14">donortest-intra.machine1.emelan</text:span><text:span text:style-name="T15"> is the URL of the Koha intranet server. </text:span>This will put a link at the top of each page to the donor application.</text:p>
        </text:list-item>
        <text:list-item>
          <text:p text:style-name="P13"><text:span text:style-name="T8">Generated</text:span> randomly assign<text:span text:style-name="T8">ed</text:span> attributes to patrons.</text:p>
        </text:list-item>
        <text:list-item>
          <text:p text:style-name="P14">Generated 3 years of random income.</text:p>
        </text:list-item>
        <text:list-item>
          <text:p text:style-name="P15">Generated spreadsheets for 2015 income transfer.</text:p>
        </text:list-item>
        <text:list-item>
          <text:p text:style-name="P16">Reset all expiry dates to between 2014-01-01 and 2016-10-01. <text:s/></text:p>
        </text:list-item>
        <text:list-item>
          <text:p text:style-name="P16">All 99 month enrollment periods where changed to 12 month.</text:p>
        </text:list-item>
      </text:list>
      <text:h text:style-name="P27" text:outline-level="1">Shortcut to testing</text:h>
      <text:p text:style-name="P2">Do steps 1 … 5 above and load donortest.sql into the Koha database. <text:s/></text:p>
      <text:p text:style-name="P2">Then do step 1<text:span text:style-name="T24">2</text:span> to set the correct URL.</text:p>
      <text:h text:style-name="P27" text:outline-level="1">Testing <text:span text:style-name="T23">Directory</text:span></text:h>
      <text:p text:style-name="P3">The <text:span text:style-name="T16">Testing </text:span><text:span text:style-name="T18">sub-directory contains:</text:span></text:p>
      <text:list xml:id="list2807366003168222759" text:style-name="L2">
        <text:list-item>
          <text:p text:style-name="P17"><text:span text:style-name="T20">T</text:span><text:span text:style-name="T19">he user manual, <text:s/></text:span><text:span text:style-name="T17">donorapp.odt</text:span><text:span text:style-name="T19">, </text:span></text:p>
        </text:list-item>
        <text:list-item>
          <text:p text:style-name="P18"><text:span text:style-name="T19">T</text:span><text:span text:style-name="T18">he populated Koha database, </text:span><text:span text:style-name="T16">donortest.sql</text:span></text:p>
        </text:list-item>
        <text:list-item>
          <text:p text:style-name="P19">Account description spreadsheets in .xlsx, .ods, .csv formats </text:p>
        </text:list-item>
        <text:list-item>
          <text:p text:style-name="P19">Accounting transfer spreadsheets in a variety of formats. <text:s/>Three are large. <text:s/>Two are small and <text:soft-page-break/>contain a small subset of the large ones.</text:p>
        </text:list-item>
      </text:list>
      <text:h text:style-name="Heading_20_1" text:outline-level="1">Tests</text:h>
      <text:list xml:id="list8336477007141237965" text:style-name="L3">
        <text:list-item>
          <text:p text:style-name="P21">Log in with “Admin”, “koha”.</text:p>
        </text:list-item>
        <text:list-item>
          <text:p text:style-name="P21">Got to the donor plugin. <text:s/>If you've correctly fixed the IntranetNav link, you should be able to get there from the <text:span text:style-name="T26">Donor Application</text:span><text:span text:style-name="T2"> link at the top of the page.</text:span></text:p>
        </text:list-item>
        <text:list-item>
          <text:p text:style-name="P20">Select patron by name “Acosta”, “Edna Acosta” or “Acosta, Edna” should all get the same person.</text:p>
        </text:list-item>
        <text:list-item>
          <text:p text:style-name="P20">Select “Ballard” should get a list with Ronnie Ballard, Sam Ballard and Joey Ballard. Pick Ronnie. <text:s/>It should show an alternate address and the other two Ballards as family.</text:p>
        </text:list-item>
        <text:list-item>
          <text:p text:style-name="P20">Select 2014 on Ronnie's page. <text:s/>Should get a list of donations in 2014.</text:p>
        </text:list-item>
        <text:list-item>
          <text:p text:style-name="P20">Run report 1-current members. <text:s/>Should get 1<text:span text:style-name="T25">2</text:span> records <text:span text:style-name="T25">with two extra lines for the other members of the Ballard family. <text:s/></text:span></text:p>
        </text:list-item>
        <text:list-item>
          <text:p text:style-name="P20">Run report 2-<text:span text:style-name="T27">current donors. <text:s/>Should take you to the edit report page with a message of “No records found”.</text:span></text:p>
        </text:list-item>
        <text:list-item>
          <text:p text:style-name="P23">From the Donor main page, select one of the income transfer spreadsheets and upload it. Should see:<text:line-break/><text:span text:style-name="T28">PDQ Employee should be assigned the card number of PDQ Employee Matching Fund</text:span><text:line-break/>A number of expiry dates updated.<text:line-break/>An address updated<text:line-break/>Sam Ballard found – <text:span text:style-name="T28">Update accounting (with the card number)<text:line-break/>Jake Barnes was added<text:line-break/>The totals for the accounts updated in this transfer</text:span></text:p>
        </text:list-item>
        <text:list-item>
          <text:p text:style-name="P24">Re-run report 2 – Current donors. <text:s/>Should see <text:span text:style-name="T29">some</text:span> records retrieved, <text:span text:style-name="T29">the number depends on whether you uploaded the full or small income transfer file.</text:span></text:p>
        </text:list-item>
        <text:list-item>
          <text:p text:style-name="P24"><text:span text:style-name="T29">T</text:span>ry the other format transfer files. <text:s/><text:span text:style-name="T29">You'll still see Sam Ballard and Jake Barnes listed, since their cardnumbers are not included with the transfer file.</text:span></text:p>
        </text:list-item>
        <text:list-item>
          <text:p text:style-name="P24">Create a report showing all patrons with category ST for Students showing totals and sort by surname. Should show 7 students</text:p>
        </text:list-item>
        <text:list-item>
          <text:p text:style-name="P24">Try some other reports.</text:p>
        </text:list-item>
        <text:list-item>
          <text:p text:style-name="P24">Bring up Ronnie Ballard and click on <text:span text:style-name="T1">Edit Koha record.</text:span><text:span text:style-name="T2"> <text:s/>It will bring up Ronnie Ballard's Details page in Koha </text:span><text:span text:style-name="T6">in another tab. <text:s/>Now you can switch between Koha and the donor plugin.</text:span></text:p>
        </text:list-item>
        <text:list-item>
          <text:p text:style-name="P25"><text:span text:style-name="T2">Logout and log back in as “DevTeam” (The Development Director), password “koha” and go to the donor application. <text:s/>You will see the Patron selection boxes and the report selection boxes </text:span><text:soft-page-break/><text:span text:style-name="T2">only. <text:s/>This user does not have permission to upload income transfer spreadsheets or to update system parameters.</text:span></text:p>
        </text:list-item>
        <text:list-item>
          <text:p text:style-name="P25"><text:span text:style-name="T2">Try logging in as “ronnie”. <text:s/>The donor application will display a message of “</text:span><text:span text:style-name="T7">Card nnnn not authorized” with a description of “See your supervisor for authorization”.</text:span></text:p>
        </text:list-item>
        <text:list-item>
          <text:p text:style-name="P25"><text:span text:style-name="T7"/></text:p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2:06:27.199688190</meta:creation-date>
    <dc:date>2015-08-09T14:25:17.613146269</dc:date>
    <meta:editing-duration>PT6H32S</meta:editing-duration>
    <meta:editing-cycles>13</meta:editing-cycles>
    <meta:generator>LibreOffice/4.3.7.2$Linux_X86_64 LibreOffice_project/430m0$Build-2</meta:generator>
    <meta:print-date>2015-08-04T13:13:45.765728308</meta:print-date>
    <meta:document-statistic meta:table-count="0" meta:image-count="0" meta:object-count="0" meta:page-count="4" meta:paragraph-count="48" meta:word-count="821" meta:character-count="5280" meta:non-whitespace-character-count="4503"/>
  </office:meta>
</office:document-meta>
</file>